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1.005cm" style:rel-column-width="3764*"/>
    </style:style>
    <style:style style:name="SUBPROC.B" style:family="table-column">
      <style:table-column-properties style:column-width="16.496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763cm" style:rel-column-width="36558*"/>
    </style:style>
    <style:style style:name="TABLE_5f_DOCS.C" style:display-name="TABLE_DOCS.C" style:family="table-column">
      <style:table-column-properties style:column-width="2.461cm" style:rel-column-width="9214*"/>
    </style:style>
    <style:style style:name="TABLE_5f_DOCS.D" style:display-name="TABLE_DOCS.D" style:family="table-column">
      <style:table-column-properties style:column-width="4.272cm" style:rel-column-width="15999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lways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lways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7cm" style:rel-column-width="3659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754cm" style:rel-column-width="29035*"/>
    </style:style>
    <style:style style:name="IRESOURCES.D" style:family="table-column">
      <style:table-column-properties style:column-width="5.622cm" style:rel-column-width="21052*"/>
    </style:style>
    <style:style style:name="IRESOURCES.1" style:family="table-row">
      <style:table-row-properties fo:keep-together="always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text-properties officeooo:paragraph-rsid="002103be"/>
    </style:style>
    <style:style style:name="P4" style:family="paragraph" style:parent-style-name="Text_20_body">
      <style:text-properties officeooo:paragraph-rsid="0025af9a"/>
    </style:style>
    <style:style style:name="P5" style:family="paragraph" style:parent-style-name="Text_20_body">
      <style:text-properties officeooo:paragraph-rsid="002cc484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8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9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170c5" officeooo:paragraph-rsid="004b43ac" style:font-weight-asian="normal" style:font-weight-complex="normal"/>
    </style:style>
    <style:style style:name="P12" style:family="paragraph" style:parent-style-name="Text_20_body">
      <style:text-properties officeooo:rsid="001ece33" officeooo:paragraph-rsid="001ece33"/>
    </style:style>
    <style:style style:name="P13" style:family="paragraph" style:parent-style-name="Text_20_body">
      <style:text-properties officeooo:paragraph-rsid="00445247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0d285a" officeooo:paragraph-rsid="004d2cf6"/>
    </style:style>
    <style:style style:name="P16" style:family="paragraph" style:parent-style-name="Table_20_Contents">
      <style:text-properties officeooo:rsid="001dcb08" officeooo:paragraph-rsid="004d2cf6"/>
    </style:style>
    <style:style style:name="P17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8" style:family="paragraph" style:parent-style-name="Table_20_Contents">
      <style:text-properties officeooo:rsid="0022f4e7" officeooo:paragraph-rsid="0022f4e7"/>
    </style:style>
    <style:style style:name="P19" style:family="paragraph" style:parent-style-name="Table_20_Contents">
      <style:paragraph-properties fo:text-align="start" style:justify-single-word="false"/>
      <style:text-properties officeooo:rsid="0023f02d" officeooo:paragraph-rsid="0023f02d"/>
    </style:style>
    <style:style style:name="P20" style:family="paragraph" style:parent-style-name="Table_20_Contents">
      <style:paragraph-properties fo:text-align="start" style:justify-single-word="false"/>
      <style:text-properties officeooo:rsid="0023f02d" officeooo:paragraph-rsid="0025af9a"/>
    </style:style>
    <style:style style:name="P21" style:family="paragraph" style:parent-style-name="Table_20_Contents">
      <style:text-properties officeooo:rsid="0023f02d" officeooo:paragraph-rsid="002e5b5d"/>
    </style:style>
    <style:style style:name="P22" style:family="paragraph" style:parent-style-name="Table_20_Contents">
      <style:text-properties officeooo:rsid="0025af9a" officeooo:paragraph-rsid="00292b66"/>
    </style:style>
    <style:style style:name="P23" style:family="paragraph" style:parent-style-name="Table_20_Contents">
      <style:text-properties officeooo:rsid="0025af9a" officeooo:paragraph-rsid="0025af9a"/>
    </style:style>
    <style:style style:name="P24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5" style:family="paragraph" style:parent-style-name="Table_20_Contents">
      <style:text-properties officeooo:rsid="0035e7b6" officeooo:paragraph-rsid="0035e7b6"/>
    </style:style>
    <style:style style:name="P26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27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8" style:family="paragraph" style:parent-style-name="Table_20_Contents">
      <style:text-properties officeooo:rsid="003f51e6" officeooo:paragraph-rsid="003f51e6"/>
    </style:style>
    <style:style style:name="P29" style:family="paragraph" style:parent-style-name="Table_20_Contents">
      <style:text-properties officeooo:rsid="0045e86d" officeooo:paragraph-rsid="00445247"/>
    </style:style>
    <style:style style:name="P30" style:family="paragraph" style:parent-style-name="Table_20_Contents">
      <style:text-properties officeooo:rsid="00479359" officeooo:paragraph-rsid="00479359"/>
    </style:style>
    <style:style style:name="P31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32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33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4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5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6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37" style:family="paragraph" style:parent-style-name="Table_20_Heading">
      <style:text-properties officeooo:paragraph-rsid="002103be"/>
    </style:style>
    <style:style style:name="P38" style:family="paragraph" style:parent-style-name="Table_20_Heading">
      <style:text-properties officeooo:paragraph-rsid="0025af9a"/>
    </style:style>
    <style:style style:name="P39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0" style:family="paragraph" style:parent-style-name="Table_20_Heading">
      <style:text-properties officeooo:rsid="00292b66" officeooo:paragraph-rsid="00292b66"/>
    </style:style>
    <style:style style:name="P41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2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3" style:family="paragraph" style:parent-style-name="Table_20_Heading">
      <style:text-properties officeooo:rsid="00377a1d" officeooo:paragraph-rsid="00377a1d"/>
    </style:style>
    <style:style style:name="P44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5" style:family="paragraph" style:parent-style-name="Table_20_Heading">
      <style:text-properties officeooo:rsid="00377a1d" officeooo:paragraph-rsid="00445247"/>
    </style:style>
    <style:style style:name="P46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47" style:family="paragraph" style:parent-style-name="Heading">
      <style:paragraph-properties fo:text-align="center" style:justify-single-word="false"/>
      <style:text-properties officeooo:paragraph-rsid="0041c01f"/>
    </style:style>
    <style:style style:name="P48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49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0" style:family="paragraph" style:parent-style-name="Standard">
      <style:text-properties officeooo:paragraph-rsid="004d2cf6"/>
    </style:style>
    <style:style style:name="P51" style:family="paragraph" style:parent-style-name="Table_20_Contents">
      <style:text-properties officeooo:rsid="0053b7d8" officeooo:paragraph-rsid="0054ea4e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afa94" style:font-weight-asian="bold" style:font-weight-complex="bold"/>
    </style:style>
    <style:style style:name="T5" style:family="text">
      <style:text-properties fo:font-weight="bold" fo:background-color="#e6e6e6" style:font-weight-asian="bold" style:font-weight-complex="bold"/>
    </style:style>
    <style:style style:name="T6" style:family="text">
      <style:text-properties officeooo:rsid="001373ff"/>
    </style:style>
    <style:style style:name="T7" style:family="text">
      <style:text-properties officeooo:rsid="001ece33"/>
    </style:style>
    <style:style style:name="T8" style:family="text">
      <style:text-properties officeooo:rsid="002103be"/>
    </style:style>
    <style:style style:name="T9" style:family="text">
      <style:text-properties officeooo:rsid="0025af9a"/>
    </style:style>
    <style:style style:name="T10" style:family="text">
      <style:text-properties officeooo:rsid="002cc484"/>
    </style:style>
    <style:style style:name="T11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12" style:family="text">
      <style:text-properties officeooo:rsid="00445247"/>
    </style:style>
    <style:style style:name="T13" style:family="text">
      <style:text-properties officeooo:rsid="00498dde"/>
    </style:style>
    <style:style style:name="T14" style:family="text">
      <style:text-properties officeooo:rsid="004afa94"/>
    </style:style>
    <style:style style:name="T15" style:family="text">
      <style:text-properties officeooo:rsid="004d2cf6"/>
    </style:style>
    <style:style style:name="T16" style:family="text">
      <style:text-properties fo:color="#c0c0c0" officeooo:rsid="004e0e00"/>
    </style:style>
    <style:style style:name="T17" style:family="text">
      <style:text-properties fo:color="#c0c0c0" officeooo:rsid="0052fbd6"/>
    </style:style>
    <style:style style:name="T18" style:family="text">
      <style:text-properties officeooo:rsid="0053d97d"/>
    </style:style>
    <style:style style:name="T19" style:family="text">
      <style:text-properties officeooo:rsid="0054ea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48"><text:s text:c="18"/>Ка<text:span text:style-name="T2">рточка</text:span> процесс<text:span text:style-name="T2">а</text:span></text:p>
          </table:table-cell>
          <table:table-cell office:value-type="string">
            <text:p text:style-name="P49"><text:s text:c="2"/>#[ID] <text:s/></text:p>
          </table:table-cell>
        </table:table-row>
      </table:table>
      <text:p text:style-name="P47"><text:span text:style-name="T6">[ </text:span><text:span text:style-name="T2">[SHORTNAME] </text:span><text:span text:style-name="T6">]</text:span><text:span text:style-name="T2"> [NAME]</text:span></text:p>
      <text:p text:style-name="P8">Полное наименование <text:span text:style-name="T5">[FULLNAME]</text:span></text:p>
      <text:p text:style-name="P9">Владелец процесса: <text:span text:style-name="T3">[OWNER]</text:span></text:p>
      <text:p text:style-name="P14"><text:span text:style-name="T3">Цель:</text:span> <text:span text:style-name="T11">[GOAL]</text:span></text:p>
      <text:p text:style-name="P11"><text:span text:style-name="T4">Краткое описание:</text:span><text:span text:style-name="T14"> [DESCRIPTION]</text:span></text:p>
      <text:p text:style-name="P8">Родительский процесс: <text:span text:style-name="T3">[PARENT]</text:span></text:p>
      <text:p text:style-name="P10">П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7">[SP]</text:p>
          </table:table-cell>
          <table:table-cell table:style-name="SUBPROC.A1" office:value-type="string">
            <text:p text:style-name="P28">[SPNAME]</text:p>
          </table:table-cell>
        </table:table-row>
      </table:table>
      <text:p text:style-name="Horizontal_20_Line"/>
      <text:p text:style-name="P12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5">[NN]</text:p>
          </table:table-cell>
          <table:table-cell table:style-name="TABLE_5f_DOCS.A1" office:value-type="string">
            <text:p text:style-name="P16">[ND] <text:span text:style-name="T16">#</text:span><text:span text:style-name="T17">[IDD]</text:span></text:p>
          </table:table-cell>
          <table:table-cell table:style-name="TABLE_5f_DOCS.A1" office:value-type="string">
            <text:p text:style-name="P16"><text:s/><text:span text:style-name="T15">[APPROVED]</text:span></text:p>
          </table:table-cell>
          <table:table-cell table:style-name="TABLE_5f_DOCS.D1" office:value-type="string">
            <text:p text:style-name="P51"><text:span text:style-name="T19">[OWNER_DOC]</text:span></text:p>
          </table:table-cell>
        </table:table-row>
      </table:table>
      <text:p text:style-name="P50"/>
      <text:p text:style-name="P3"><text:span text:style-name="T8">Роли</text:span><text:span text:style-name="T7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3">№ п/п</text:p>
          </table:table-cell>
          <table:table-cell table:style-name="TABLE_5f_ROLES.A1" office:value-type="string">
            <text:p text:style-name="P37">Наименование</text:p>
          </table:table-cell>
          <table:table-cell table:style-name="TABLE_5f_ROLES.C1" office:value-type="string">
            <text:p text:style-name="P39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7">[RR]</text:p>
          </table:table-cell>
          <table:table-cell table:style-name="TABLE_5f_ROLES.B2" office:value-type="string">
            <text:p text:style-name="P18">[NR]</text:p>
          </table:table-cell>
          <table:table-cell table:style-name="TABLE_5f_ROLES.C2" office:value-type="string">
            <text:p text:style-name="P19">[DESCRIPTION]</text:p>
          </table:table-cell>
        </table:table-row>
      </table:table>
      <text:p text:style-name="Text_20_body"/>
      <text:p text:style-name="P4"><text:span text:style-name="T8">Р</text:span><text:span text:style-name="T9">абочие места</text:span><text:span text:style-name="T7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4">№ п/п</text:p>
          </table:table-cell>
          <table:table-cell table:style-name="TABLE_5f_PLACES.A1" office:value-type="string">
            <text:p text:style-name="P38">Наименование</text:p>
          </table:table-cell>
          <table:table-cell table:style-name="TABLE_5f_PLACES.A1" office:value-type="string">
            <text:p text:style-name="P40">Место</text:p>
          </table:table-cell>
          <table:table-cell table:style-name="TABLE_5f_PLACES.D1" office:value-type="string">
            <text:p text:style-name="P41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7">[WW]</text:p>
          </table:table-cell>
          <table:table-cell table:style-name="TABLE_5f_PLACES.B2" office:value-type="string">
            <text:p text:style-name="P22">[DESIGNATION]</text:p>
          </table:table-cell>
          <table:table-cell table:style-name="TABLE_5f_PLACES.C2" office:value-type="string">
            <text:p text:style-name="P23">[LOCA]</text:p>
          </table:table-cell>
          <table:table-cell table:style-name="TABLE_5f_PLACES.D2" office:value-type="string">
            <text:p text:style-name="P20">[DESCRIPTION]</text:p>
          </table:table-cell>
        </table:table-row>
      </table:table>
      <text:p text:style-name="Text_20_body"/>
      <text:p text:style-name="P5"><text:span text:style-name="T10">Приложения</text:span><text:span text:style-name="T7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5">№ п/п</text:p>
          </table:table-cell>
          <table:table-cell table:style-name="TABLE_5f_BAPPS.A1" office:value-type="string">
            <text:p text:style-name="P43">Обозначение</text:p>
          </table:table-cell>
          <table:table-cell table:style-name="TABLE_5f_BAPPS.A1" office:value-type="string">
            <text:p text:style-name="P42">Описание</text:p>
          </table:table-cell>
          <table:table-cell table:style-name="TABLE_5f_BAPPS.D1" office:value-type="string">
            <text:p text:style-name="P44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4">[PP]</text:p>
          </table:table-cell>
          <table:table-cell table:style-name="TABLE_5f_BAPPS.B2" office:value-type="string">
            <text:p text:style-name="P25">[NA]</text:p>
          </table:table-cell>
          <table:table-cell table:style-name="TABLE_5f_BAPPS.C2" office:value-type="string">
            <text:p text:style-name="P21">[DESCRIPTION]</text:p>
          </table:table-cell>
          <table:table-cell table:style-name="TABLE_5f_BAPPS.D2" office:value-type="string">
            <text:p text:style-name="P26">[PURPOSE]</text:p>
          </table:table-cell>
        </table:table-row>
      </table:table>
      <text:p text:style-name="Text_20_body"/>
      <text:p text:style-name="P13"><text:span text:style-name="T13">Р</text:span><text:span text:style-name="T12">есурсы процесса</text:span><text:span text:style-name="T7">:</text:span>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6">№ п/п</text:p>
          </table:table-cell>
          <table:table-cell table:style-name="IRESOURCES.A1" office:value-type="string">
            <text:p text:style-name="P45">Обозначение</text:p>
          </table:table-cell>
          <table:table-cell table:style-name="IRESOURCES.A1" office:value-type="string">
            <text:p text:style-name="P46">Местоположение</text:p>
          </table:table-cell>
          <table:table-cell table:style-name="IRESOURCES.D1" office:value-type="string">
            <text:p text:style-name="P46">Примечание</text:p>
          </table:table-cell>
        </table:table-row>
        <table:table-row table:style-name="IRESOURCES.1">
          <table:table-cell table:style-name="IRESOURCES.A2" office:value-type="string">
            <text:p text:style-name="P31">[IR]</text:p>
          </table:table-cell>
          <table:table-cell table:style-name="IRESOURCES.B2" office:value-type="string">
            <text:p text:style-name="P29">[LABEL]</text:p>
          </table:table-cell>
          <table:table-cell table:style-name="IRESOURCES.C2" office:value-type="string">
            <text:p text:style-name="P30">[LOCATION]</text:p>
          </table:table-cell>
          <table:table-cell table:style-name="IRESOURCES.D2" office:value-type="string">
            <text:p text:style-name="P32">[NOTE]</text:p>
          </table:table-cell>
        </table:table-row>
      </table:table>
      <text:p text:style-name="P13"/>
      <text:p text:style-name="P2"/>
      <text:p text:style-name="P6">[USER_POSITION]<text:tab/>/ [USER_NAME] /</text:p>
      <text:p text:style-name="P7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5T18:18:42</dc:date>
    <meta:generator>LibreOffice/3.6$Linux_X86_64 LibreOffice_project/360m1$Build-2</meta:generator>
    <meta:editing-duration>PT7H21M30S</meta:editing-duration>
    <meta:editing-cycles>126</meta:editing-cycles>
    <dc:creator>Роберт Бикмансуров</dc:creator>
    <meta:document-statistic meta:table-count="7" meta:image-count="0" meta:object-count="0" meta:page-count="1" meta:paragraph-count="54" meta:word-count="90" meta:character-count="692" meta:non-whitespace-character-count="634"/>
  </office:meta>
</office:document-meta>
</file>